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1.421cm" fo:margin-left="-1.921cm" fo:margin-right="-1.91cm" table:align="margins"/>
    </style:style>
    <style:style style:name="Tabella1.A" style:family="table-column">
      <style:table-column-properties style:column-width="2.328cm" style:rel-column-width="1320*"/>
    </style:style>
    <style:style style:name="Tabella1.B" style:family="table-column">
      <style:table-column-properties style:column-width="11.033cm" style:rel-column-width="6255*"/>
    </style:style>
    <style:style style:name="Tabella1.C" style:family="table-column">
      <style:table-column-properties style:column-width="8.059cm" style:rel-column-width="4569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Heading_20_2" style:list-style-name="L1">
      <style:paragraph-properties fo:margin-top="0.423cm" fo:margin-bottom="0cm" fo:line-height="165%" fo:text-align="justify" style:justify-single-word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4" style:family="paragraph" style:parent-style-name="Heading_20_2">
      <style:paragraph-properties fo:margin-top="0cm" fo:margin-bottom="0cm" fo:line-height="165%" fo:text-align="justify" style:justify-single-word="false" fo:background-color="#ffffff" fo:padding="0cm" fo:border="none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5" style:family="paragraph" style:parent-style-name="Heading_20_2" style:list-style-name="L1">
      <style:paragraph-properties fo:margin-top="0cm" fo:margin-bottom="0cm" fo:line-height="165%" fo:text-align="justify" style:justify-single-word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6" style:family="paragraph" style:parent-style-name="Heading_20_2">
      <style:paragraph-properties fo:margin-top="0cm" fo:margin-bottom="0.423cm" fo:line-height="165%" fo:text-align="justify" style:justify-single-word="false" fo:background-color="#ffffff" fo:padding-left="0cm" fo:padding-right="0cm" fo:padding-top="0cm" fo:padding-bottom="0.423cm" fo:border-left="none" fo:border-right="none" fo:border-top="none" fo:border-bottom="0.035cm solid #e0e0e0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7" style:family="paragraph" style:parent-style-name="Heading_20_2" style:list-style-name="L1">
      <style:paragraph-properties fo:margin-top="0cm" fo:margin-bottom="0.423cm" fo:line-height="165%" fo:text-align="justify" style:justify-single-word="false" fo:background-color="#ffffff" fo:padding-left="0cm" fo:padding-right="0cm" fo:padding-top="0cm" fo:padding-bottom="0.423cm" fo:border-left="none" fo:border-right="none" fo:border-top="none" fo:border-bottom="0.035cm solid #e0e0e0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/>
    </style:style>
    <style:style style:name="T1" style:family="text">
      <style:text-properties fo:background-color="transparent"/>
    </style:style>
    <style:style style:name="T2" style:family="text">
      <style:text-properties fo:color="#d4d4d4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Richiesta</text:p>
          </table:table-cell>
          <table:table-cell table:style-name="Tabella1.A1" office:value-type="string">
            <text:p text:style-name="P2">Metodo</text:p>
            <text:p text:style-name="P2"/>
          </table:table-cell>
          <table:table-cell table:style-name="Tabella1.C1" office:value-type="string">
            <text:p text:style-name="P2">Risposta</text:p>
          </table:table-cell>
        </table:table-row>
        <table:table-row>
          <table:table-cell table:style-name="Tabella1.A2" office:value-type="string">
            <text:p text:style-name="P2">Registra nuovo operatore:</text:p>
            <text:p text:style-name="P2">/*ovviamente la password viene passata già cifrata*/</text:p>
            <text:p text:style-name="P2"/>
            <text:p text:style-name="P2"/>
            <text:p text:style-name="P2"/>
          </table:table-cell>
          <table:table-cell table:style-name="Tabella1.A2" office:value-type="string">
            <text:p text:style-name="P2">POST</text:p>
            <text:p text:style-name="P2"/>
            <text:p text:style-name="P2">URL</text:p>
            <text:p text:style-name="P2">http://../Elaborato/ServletElaborato/nuovoOperatore?</text:p>
            <text:p text:style-name="P2"/>
            <text:p text:style-name="P2">&lt;operatore&gt;</text:p>
            <text:p text:style-name="P2"><text:s text:c="3"/>&lt;matricola&gt;...&lt;/matricola&gt;</text:p>
            <text:p text:style-name="P2"><text:s text:c="3"/>&lt;codice_fiscale&gt;...&lt;/codice_fiscale&gt;</text:p>
            <text:p text:style-name="P2"><text:s text:c="3"/>&lt;data_assunzione&gt;...&lt;/data_assunzione&gt;</text:p>
            <text:p text:style-name="P2"><text:s text:c="3"/>&lt;cognome&gt;...&lt;/cognome&gt;</text:p>
            <text:p text:style-name="P2"><text:s text:c="3"/>&lt;nome&gt;...&lt;/nome&gt;</text:p>
            <text:p text:style-name="P2"><text:s text:c="3"/>&lt;sesso&gt;...&lt;/sesso&gt;</text:p>
            <text:p text:style-name="P2"><text:s text:c="3"/>&lt;data_nascita&gt;...&lt;/data_nascita&gt;</text:p>
            <text:p text:style-name="P2"><text:s text:c="3"/>&lt;nazionalita&gt;...&lt;/nazionalita&gt;</text:p>
            <text:p text:style-name="P2"><text:s text:c="3"/>&lt;comune&gt;...&lt;/comune&gt;</text:p>
            <text:p text:style-name="P2"><text:s text:c="3"/>&lt;indirizzo_residenza&gt;...&lt;/indirizzo_residenza&gt;</text:p>
            <text:p text:style-name="P2"><text:s text:c="3"/>&lt;cap_residenza&gt;...&lt;/cap_residenza&gt;</text:p>
            <text:p text:style-name="P2"><text:s text:c="3"/>&lt;telefono&gt;...&lt;/telefono&gt;</text:p>
            <text:p text:style-name="P2"><text:s text:c="3"/>&lt;telefono_casa&gt;...&lt;/telefono_casa&gt;</text:p>
            <text:p text:style-name="P2"><text:s text:c="3"/>&lt;email&gt;...&lt;/email&gt;</text:p>
            <text:p text:style-name="P2"><text:s text:c="3"/>&lt;password&gt;....&lt;/password&gt;</text:p>
            <text:p text:style-name="P2">&lt;/operatore&gt;</text:p>
            <text:p text:style-name="P2"/>
          </table:table-cell>
          <table:table-cell table:style-name="Tabella1.C2" office:value-type="string">
            <text:p text:style-name="P2">VIENE INVIATO SOLTANTO LO STATUS CODE + una stringa descrittiva <text:s/>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400 richiesta errata</text:p>
            <text:p text:style-name="P2">401 errore durante l'inserimento</text:p>
            <text:p text:style-name="P2">402 XML parser error</text:p>
            <text:p text:style-name="P2">500 errore connesione al db</text:p>
            <text:p text:style-name="P2"/>
          </table:table-cell>
        </table:table-row>
        <table:table-row>
          <table:table-cell table:style-name="Tabella1.A2" office:value-type="string">
            <text:p text:style-name="P2">Registra nuovo esame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la1.A2" office:value-type="string">
            <text:p text:style-name="P2">POST</text:p>
            <text:p text:style-name="P2"/>
            <text:p text:style-name="P2">URL</text:p>
            <text:p text:style-name="P2">http://../Elaborato/ServletElaborato/nuovoEsame?</text:p>
            <text:p text:style-name="P2"/>
            <text:p text:style-name="P2">&lt;esame&gt;</text:p>
            <text:p text:style-name="P2"><text:s text:c="3"/>&lt;id_esame&gt;...&lt;/id_esame&gt;</text:p>
            <text:p text:style-name="P2"><text:s text:c="3"/>&lt;data_prenotazione&gt;...&lt;/data_prenotazione&gt;</text:p>
            <text:p text:style-name="P2"><text:s text:c="3"/>&lt;id_prestazione&gt;...&lt;/id_prestazione&gt;</text:p>
            <text:p text:style-name="P2"><text:s text:c="3"/>&lt;temperatura_corporea_gradi&gt;...&lt;/temperatura_corporea_gradi&gt;</text:p>
            <text:p text:style-name="P2"><text:s text:c="2"/>&lt;pressione_sanguigna_mmHG&gt;...&lt;/pressione_sanguigna_mmHG&gt; &lt;frequenza_respiratoria_attiMinuto&gt;...&lt;/frequenza_respiratoria_attiMinuto&gt; &lt;ossigenazione_sanguigna_percentuale&gt;...&lt;/ossigenazione_sanguigna_percentuale&gt;</text:p>
            <text:p text:style-name="P2"><text:s text:c="3"/>&lt;frequenza_cardiaca_bpm&gt;...&lt;/frequenza_cardiaca_bpm&gt;</text:p>
            <text:p text:style-name="P2">&lt;/esame&gt;</text:p>
          </table:table-cell>
          <table:table-cell table:style-name="Tabella1.C2" office:value-type="string">
            <text:p text:style-name="P2">VIENE INVIATO SOLTANTO LO STATUS CODE + una stringa descrittiva <text:s/>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400 richiesta errata</text:p>
            <text:p text:style-name="P2">401 errore durante l'inserimento</text:p>
            <text:p text:style-name="P2">402 XML parser error</text:p>
            <text:p text:style-name="P2">500 errore connesione al db</text:p>
          </table:table-cell>
        </table:table-row>
        <table:table-row>
          <table:table-cell table:style-name="Tabella1.A2" office:value-type="string">
            <text:p text:style-name="P2">Registra nuovo report</text:p>
          </table:table-cell>
          <table:table-cell table:style-name="Tabella1.A2" office:value-type="string">
            <text:p text:style-name="P2">POST</text:p>
            <text:p text:style-name="P2"/>
            <text:p text:style-name="P2">URL</text:p>
            <text:p text:style-name="P2">http://../Elaborato/ServletElaborato/nuovoReport?</text:p>
            <text:p text:style-name="P2"/>
            <text:p text:style-name="P2">&lt;report&gt;</text:p>
            <text:p text:style-name="P2"><text:s text:c="3"/>&lt;id_esame&gt;...&lt;/id_esame&gt;</text:p>
            <text:p text:style-name="P2"><text:s text:c="3"/>&lt;data_prenotazione&gt;...&lt;/data_prenotazione&gt;</text:p>
            <text:p text:style-name="P2"><text:s text:c="3"/>&lt;id_cartella_clinica&gt;...&lt;/id_cartella_clinica&gt;</text:p>
            <text:p text:style-name="P2"><text:s text:c="3"/>&lt;codice_tessera&gt;...&lt;/codice_tessera&gt;</text:p>
            <text:p text:style-name="P2"><text:s text:c="3"/>&lt;matricola&gt;...&lt;/matricola&gt;</text:p>
            <text:p text:style-name="P2"><text:s text:c="3"/>&lt;dataOra_inizio&gt;...&lt;/dataOra_inizio&gt;</text:p>
            <text:p text:style-name="P2"><text:s text:c="3"/>&lt;dataOra_fine&gt;...&lt;/dataOra_fine&gt;</text:p>
            <text:p text:style-name="P2"><text:s text:c="3"/>&lt;descrizione&gt;...&lt;/descrizione&gt;</text:p>
            <text:p text:style-name="P2">&lt;/report&gt;</text:p>
          </table:table-cell>
          <table:table-cell table:style-name="Tabella1.C2" office:value-type="string">
            <text:p text:style-name="P2">VIENE INVIATO SOLTANTO LO STATUS CODE + una stringa descrittiva <text:s/>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400 richiesta errata</text:p>
            <text:p text:style-name="P2">401 errore durante l'inserimento</text:p>
            <text:p text:style-name="P2">402 XML parser error</text:p>
            <text:p text:style-name="P2">500 errore connesione al db</text:p>
          </table:table-cell>
        </table:table-row>
        <text:soft-page-break/>
        <table:table-row>
          <table:table-cell table:style-name="Tabella1.A2" office:value-type="string">
            <text:p text:style-name="P2">Registra il ruolo di un determinato operatore in un determinato intervento</text:p>
          </table:table-cell>
          <table:table-cell table:style-name="Tabella1.A2" office:value-type="string">
            <text:p text:style-name="P2">POST</text:p>
            <text:p text:style-name="P2"/>
            <text:p text:style-name="P2">URL</text:p>
            <text:p text:style-name="P2">http://../Elaborato/ServletElaborato/nuovoRuolo?</text:p>
            <text:p text:style-name="P2"/>
            <text:p text:style-name="P2">&lt;esameOperatore&gt;</text:p>
            <text:p text:style-name="P2"><text:s text:c="3"/>&lt;id_esame&gt;...&lt;/id_esame&gt;</text:p>
            <text:p text:style-name="P2"><text:s text:c="3"/>&lt;data_prenotazione&gt;...&lt;/data_prenotazione&gt;</text:p>
            <text:p text:style-name="P2"><text:s text:c="3"/>&lt;matricola&gt;...&lt;/matricola&gt;</text:p>
            <text:p text:style-name="P2"><text:s text:c="3"/>&lt;ruolo&gt;...&lt;/ruolo&gt;</text:p>
            <text:p text:style-name="P2">&lt;/esameOperatore&gt;</text:p>
          </table:table-cell>
          <table:table-cell table:style-name="Tabella1.C2" office:value-type="string">
            <text:p text:style-name="P2">VIENE INVIATO SOLTANTO LO STATUS CODE + una stringa descrittiva <text:s/>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400 richiesta errata</text:p>
            <text:p text:style-name="P2">401 errore durante l'inserimento</text:p>
            <text:p text:style-name="P2">402 XML parser error</text:p>
            <text:p text:style-name="P2">500 errore connesione al db</text:p>
          </table:table-cell>
        </table:table-row>
        <table:table-row>
          <table:table-cell table:style-name="Tabella1.A2" office:value-type="string">
            <text:p text:style-name="P2">Registra nuova tipologia di esame</text:p>
          </table:table-cell>
          <table:table-cell table:style-name="Tabella1.A2" office:value-type="string">
            <text:p text:style-name="P2">POST</text:p>
            <text:p text:style-name="P2"/>
            <text:p text:style-name="P2">URL</text:p>
            <text:p text:style-name="P2">http://../Elaborato/ServletElaborato/nuovoProntuario?</text:p>
            <text:p text:style-name="P2"/>
            <text:p text:style-name="P2">&lt;prontuario&gt;</text:p>
            <text:p text:style-name="P2"><text:s text:c="3"/>&lt;id_prestazione&gt;...&lt;/id_prestazione&gt;</text:p>
            <text:p text:style-name="P2"><text:s text:c="3"/>&lt;tempo_espletamento_min&gt;...&lt;/tempo_espletamento_min&gt;</text:p>
            <text:p text:style-name="P2"><text:s text:c="3"/>&lt;descrizione&gt;...&lt;/descrizione&gt;</text:p>
            <text:p text:style-name="P2"><text:s text:c="3"/>&lt;n_medici&gt;...&lt;/n_medici&gt; <text:s text:c="2"/></text:p>
            <text:p text:style-name="P2"><text:s text:c="3"/>&lt;n_infermieri&gt;...&lt;/n_infermieri&gt; </text:p>
            <text:p text:style-name="P2"><text:s text:c="3"/>&lt;prezzo&gt;...&lt;/prezzo&gt; </text:p>
            <text:p text:style-name="P2">&lt;/prontuario&gt;</text:p>
          </table:table-cell>
          <table:table-cell table:style-name="Tabella1.C2" office:value-type="string">
            <text:p text:style-name="P2">VIENE INVIATO SOLTANTO LO STATUS CODE + una stringa descrittiva <text:s/>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400 richiesta errata</text:p>
            <text:p text:style-name="P2">401 errore durante l'inserimento</text:p>
            <text:p text:style-name="P2">402 XML parser error</text:p>
            <text:p text:style-name="P2">500 errore connesione al db</text:p>
          </table:table-cell>
        </table:table-row>
        <table:table-row>
          <table:table-cell table:style-name="Tabella1.A2" office:value-type="string">
            <text:p text:style-name="P2">Registra nuova provetta</text:p>
          </table:table-cell>
          <table:table-cell table:style-name="Tabella1.A2" office:value-type="string">
            <text:p text:style-name="P2">POST</text:p>
            <text:p text:style-name="P2"/>
            <text:p text:style-name="P2">URL</text:p>
            <text:p text:style-name="P2">http://../Elaborato/ServletElaborato/nuovoProvetta?</text:p>
            <text:p text:style-name="P2"/>
            <text:p text:style-name="P2">&lt;provetta&gt;</text:p>
            <text:p text:style-name="P2"><text:s text:c="3"/>&lt;id_provetta&gt;...&lt;/id_provetta&gt;</text:p>
            <text:p text:style-name="P2"><text:s text:c="3"/>&lt;id_esame&gt;...&lt;/id_esame&gt;</text:p>
            <text:p text:style-name="P2"><text:s text:c="3"/>&lt;data_prenotazione&gt;...&lt;/data_prenotazione&gt;</text:p>
            <text:p text:style-name="P2"><text:s text:c="3"/>&lt;id_laboratorio&gt;...&lt;/id_laboratorio&gt;</text:p>
            <text:p text:style-name="P2"><text:s text:c="3"/>&lt;tipologia_prelievo&gt;...&lt;/tipologia_prelievo&gt;</text:p>
            <text:p text:style-name="P2"><text:s text:c="3"/>&lt;capienza_ml^3&gt;...&lt;/capienza_ml^3&gt; <text:s text:c="2"/></text:p>
            <text:p text:style-name="P2"><text:s text:c="4"/>&lt;lunghezza_mm&gt;...&lt;/lunghezza_mm&gt; </text:p>
            <text:p text:style-name="P2"><text:s text:c="4"/>&lt;diametro_mm&gt;...&lt;/diametro_mm&gt; </text:p>
            <text:p text:style-name="P2">&lt;/provetta&gt;</text:p>
          </table:table-cell>
          <table:table-cell table:style-name="Tabella1.C2" office:value-type="string">
            <text:p text:style-name="P2">VIENE INVIATO SOLTANTO LO STATUS CODE + una stringa descrittiva <text:s/>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400 richiesta errata</text:p>
            <text:p text:style-name="P2">401 errore durante l'inserimento</text:p>
            <text:p text:style-name="P2">402 XML parser error</text:p>
            <text:p text:style-name="P2">500 errore connesione al db</text:p>
          </table:table-cell>
        </table:table-row>
        <table:table-row>
          <table:table-cell table:style-name="Tabella1.A2" office:value-type="string">
            <text:p text:style-name="P2">Registra nuova cartella clinica</text:p>
          </table:table-cell>
          <table:table-cell table:style-name="Tabella1.A2" office:value-type="string">
            <text:p text:style-name="P2">POST</text:p>
            <text:p text:style-name="P2"/>
            <text:p text:style-name="P2">URL</text:p>
            <text:p text:style-name="P2">http://../Elaborato/ServletElaborato/nuovoCartellaClinica?</text:p>
            <text:p text:style-name="P2"/>
            <text:p text:style-name="P2">&lt;cartellaClinica&gt;</text:p>
            <text:p text:style-name="P2"><text:s text:c="3"/>&lt;id_cartella_clinica&gt;...&lt;/id_cartella_clinica&gt;</text:p>
            <text:p text:style-name="P2"><text:s text:c="3"/>&lt;codice_tessera&gt;...&lt;/codice_tessera&gt;</text:p>
            <text:p text:style-name="P2"><text:s text:c="3"/>&lt;data_inizio&gt;...&lt;/data_inizio&gt;</text:p>
            <text:p text:style-name="P2"><text:s text:c="3"/>&lt;data_fine&gt;...&lt;/data_fine&gt; <text:s text:c="2"/></text:p>
            <text:p text:style-name="P2"><text:s text:c="3"/>&lt;medico_curante&gt;...&lt;/medico_curante&gt; </text:p>
            <text:p text:style-name="P2"><text:s text:c="3"/>&lt;temperatura_gradi&gt;...&lt;/temperatura_gradi&gt; </text:p>
            <text:p text:style-name="P2"><text:s text:c="3"/>&lt;peso_kg&gt;...&lt;/peso_kg&gt; </text:p>
            <text:p text:style-name="P2"><text:s text:c="3"/>&lt;descrizione&gt;...&lt;/descrizione&gt; </text:p>
            <text:p text:style-name="P2">&lt;/cartellaClinica&gt;</text:p>
          </table:table-cell>
          <table:table-cell table:style-name="Tabella1.C2" office:value-type="string">
            <text:p text:style-name="P2">VIENE INVIATO SOLTANTO LO STATUS CODE + una stringa descrittiva <text:s/>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400 richiesta errata</text:p>
            <text:p text:style-name="P2">401 errore durante l'inserimento</text:p>
            <text:p text:style-name="P2">402 XML parser error</text:p>
            <text:p text:style-name="P2">500 errore connesione al db</text:p>
          </table:table-cell>
        </table:table-row>
        <table:table-row>
          <table:table-cell table:style-name="Tabella1.A2" office:value-type="string">
            <text:p text:style-name="P2">Registra nuovo <text:soft-page-break/>laboratorio</text:p>
          </table:table-cell>
          <table:table-cell table:style-name="Tabella1.A2" office:value-type="string">
            <text:p text:style-name="P2">POST</text:p>
            <text:p text:style-name="P2"/>
            <text:p text:style-name="P2"><text:soft-page-break/>URL</text:p>
            <text:p text:style-name="P2">http://../Elaborato/ServletElaborato/nuovoLaboratorio?</text:p>
            <text:p text:style-name="P2"/>
            <text:p text:style-name="P2">&lt;laboratorio&gt;</text:p>
            <text:p text:style-name="P2"><text:s text:c="3"/>&lt;id_laboratorio&gt;...&lt;/id_laboratorio&gt;</text:p>
            <text:p text:style-name="P2"><text:s text:c="3"/>&lt;nome&gt;...&lt;/nome&gt;</text:p>
            <text:p text:style-name="P2"><text:s text:c="3"/>&lt;comune&gt;...&lt;/comune&gt;</text:p>
            <text:p text:style-name="P2"><text:s text:c="3"/>&lt;indirizzo&gt;...&lt;/indirizzo&gt; <text:s text:c="2"/></text:p>
            <text:p text:style-name="P2">&lt;/laboratorio&gt;</text:p>
          </table:table-cell>
          <table:table-cell table:style-name="Tabella1.C2" office:value-type="string">
            <text:p text:style-name="P2">VIENE INVIATO SOLTANTO LO STATUS CODE + una stringa descrittiva <text:s/></text:p>
            <text:p text:style-name="P2"><text:soft-page-break/></text:p>
            <text:p text:style-name="P2">status-code HTTP (200 se OK, opportuni errori</text:p>
            <text:p text:style-name="P2">altrimenti)</text:p>
            <text:p text:style-name="P2"/>
            <text:p text:style-name="P2">400 richiesta errata</text:p>
            <text:p text:style-name="P2">401 errore durante l'inserimento</text:p>
            <text:p text:style-name="P2">402 XML parser error</text:p>
            <text:p text:style-name="P2">500 errore connesione al db</text:p>
          </table:table-cell>
        </table:table-row>
        <table:table-row>
          <table:table-cell table:style-name="Tabella1.A2" office:value-type="string">
            <text:p text:style-name="P2">Richiesta dati relativi ad un paziente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paziente?codice_tessera=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/>
            <text:p text:style-name="P2"/>
            <text:p text:style-name="P2">&lt;paziente&gt;</text:p>
            <text:p text:style-name="P2"><text:s text:c="3"/>&lt;codice_tessera&gt;...&lt;/codice_tessera&gt;</text:p>
            <text:p text:style-name="P2"><text:s text:c="3"/>&lt;codice_fiscale&gt;...&lt;/codice_fiscale&gt;</text:p>
            <text:p text:style-name="P2"><text:s text:c="3"/>&lt;cognome&gt;...&lt;/cognome&gt;</text:p>
            <text:p text:style-name="P2"><text:s text:c="3"/>&lt;nome&gt;...&lt;/nome&gt;</text:p>
            <text:p text:style-name="P2"><text:s text:c="3"/>&lt;sesso&gt;...&lt;/sesso&gt;</text:p>
            <text:p text:style-name="P2"><text:s text:c="3"/>&lt;data_nascita&gt;...&lt;/data_nascita&gt;</text:p>
            <text:p text:style-name="P2"><text:s text:c="3"/>&lt;nazionalita&gt;...&lt;/nazionalita&gt;</text:p>
            <text:p text:style-name="P2"><text:s text:c="3"/>&lt;comune&gt;...&lt;/comune&gt; &lt;indirizzo_residenza&gt;...&lt;/indirizzo_residenza&gt;</text:p>
            <text:p text:style-name="P2"><text:s text:c="3"/>&lt;cap_residenza&gt;...&lt;/cap_residenza&gt;</text:p>
            <text:p text:style-name="P1"><text:s/>&lt;indirizzo_domicilio&gt;...&lt;/indirizzo_domicilio&gt;</text:p>
            <text:p text:style-name="P2"><text:s text:c="3"/>&lt;cap_domicilio&gt;...&lt;/cap_domicilio&gt;</text:p>
            <text:p text:style-name="P2"><text:s text:c="3"/>&lt;telefono&gt;...&lt;/telefono&gt;</text:p>
            <text:p text:style-name="P2"><text:s text:c="3"/>&lt;telefono_casa&gt;...&lt;/telefono_casa&gt;</text:p>
            <text:p text:style-name="P2"><text:s text:c="3"/>&lt;email&gt;...&lt;/email&gt;</text:p>
            <text:p text:style-name="P2">&lt;/operatore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Richiesta dati relativi ad una cartella clinica specifica di un determinato paziente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cartellaClinica?id_cartella_clinica=&amp;codice_tessera=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/>
            <text:p text:style-name="P2">&lt;cartellaClinica&gt;</text:p>
            <text:p text:style-name="P2"><text:s text:c="3"/>&lt;id_cartella_clinica&gt;...&lt;/id_cartella_clinica&gt;</text:p>
            <text:p text:style-name="P2"><text:s text:c="3"/>&lt;codice_tessera&gt;...&lt;/codice_tessera&gt;</text:p>
            <text:p text:style-name="P2"><text:s text:c="3"/>&lt;data_inizio&gt;...&lt;/data_inizio&gt;</text:p>
            <text:p text:style-name="P2"><text:s text:c="3"/>&lt;data_fine&gt;...&lt;/data_fine&gt; <text:s text:c="2"/></text:p>
            <text:p text:style-name="P2"><text:s text:c="3"/>&lt;medico_curante&gt;...&lt;/medico_curante&gt; </text:p>
            <text:p text:style-name="P2"><text:s text:c="3"/>&lt;temperatura_gradi&gt;...&lt;/temperatura_gradi&gt; </text:p>
            <text:p text:style-name="P2"><text:s text:c="3"/>&lt;peso_kg&gt;...&lt;/peso_kg&gt; </text:p>
            <text:p text:style-name="P2"><text:s text:c="3"/>&lt;descrizione&gt;...&lt;/descrizione&gt; </text:p>
            <text:p text:style-name="P2">&lt;/cartellaClinica&gt;</text:p>
            <text:p text:style-name="P2"/>
            <text:p text:style-name="P2">400 richiesta errata</text:p>
            <text:p text:style-name="P2">401 record non presente</text:p>
            <text:p text:style-name="P2"><text:soft-page-break/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Richiesta dati relativi al ruolo di un determinato operatore in un determinato intervento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ruolo?id_esame=&amp;data_prenotazione=&amp;matricola=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&lt;esameOperatore&gt;</text:p>
            <text:p text:style-name="P2"><text:s text:c="3"/>&lt;id_esame&gt;...&lt;/id_esame&gt; &lt;data_prenotazione&gt;...&lt;/data_prenotazione&gt;</text:p>
            <text:p text:style-name="P2"><text:s text:c="3"/>&lt;matricola&gt;...&lt;/matricola&gt;</text:p>
            <text:p text:style-name="P2"><text:s text:c="3"/>&lt;ruolo&gt;...&lt;/ruolo&gt;</text:p>
            <text:p text:style-name="P2">&lt;/esameOperatore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Richiesta dati relativi ad un determinato esame 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esame?id_esame=&amp;data_prenotazione=</text:p>
            <text:p text:style-name="P2"/>
            <text:p text:style-name="P2"/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/>
            <text:p text:style-name="P2">&lt;esame&gt;</text:p>
            <text:p text:style-name="P2"><text:s text:c="3"/>&lt;id_esame&gt;...&lt;/id_esame&gt;</text:p>
            <text:p text:style-name="P2"><text:s text:c="3"/>&lt;data_prenotazione&gt;...&lt;/data_prenotazione&gt;</text:p>
            <text:p text:style-name="P2"><text:s text:c="3"/>&lt;id_prestazione&gt;...&lt;/id_prestazione&gt; &lt;temperatura_corporea_gradi&gt;...&lt;/temperatura_corporea_gradi&gt; &lt;pressione_sanguigna_mmHG&gt;...&lt;/pressione_sanguigna_mmHG&gt; &lt;frequenza_respiratoria_attiMinuto&gt;...&lt;/frequenza_respiratoria_attiMinuto&gt; &lt;ossigenazione_sanguigna_percentuale&gt;...&lt;/ossigenazione_sanguigna_percentuale&gt; &lt;frequenza_cardiaca_bpm&gt;...&lt;/frequenza_cardiaca_bpm&gt;</text:p>
            <text:p text:style-name="P2">&lt;/esame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Richiesta dati <text:s/>relativi ad una determinata tipolagia d'esame.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prontuario?id_prestazione=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/>
            <text:p text:style-name="P2">&lt;prontuario&gt;</text:p>
            <text:p text:style-name="P2"><text:s text:c="3"/>&lt;id_prestazione&gt;...&lt;/id_prestazione&gt; &lt;tempo_espletamento_min&gt;...&lt;/tempo_espletamento_min&gt;</text:p>
            <text:p text:style-name="P2"><text:s text:c="3"/>&lt;descrizione&gt;...&lt;/descrizione&gt;</text:p>
            <text:p text:style-name="P2"><text:s text:c="3"/>&lt;n_medici&gt;...&lt;/n_medici&gt; <text:s text:c="2"/></text:p>
            <text:p text:style-name="P2"><text:s text:c="3"/>&lt;n_infermieri&gt;...&lt;/n_infermieri&gt;</text:p>
            <text:p text:style-name="P2"><text:soft-page-break/><text:s text:c="3"/>&lt;prezzo&gt;...&lt;/prezzo&gt; </text:p>
            <text:p text:style-name="P2">&lt;/prontuario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Richiesta dati relativi ad una provetta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provetta?id_provetta=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/>
            <text:p text:style-name="P2">&lt;provetta&gt;</text:p>
            <text:p text:style-name="P2"><text:s text:c="3"/>&lt;id_provetta&gt;...&lt;/id_provetta&gt;</text:p>
            <text:p text:style-name="P2"><text:s text:c="3"/>&lt;id_esame&gt;...&lt;/id_esame&gt;</text:p>
            <text:p text:style-name="P2"><text:s text:c="3"/>&lt;data_prenotazione&gt;...&lt;/data_prenotazione&gt;</text:p>
            <text:p text:style-name="P2"><text:s text:c="3"/>&lt;id_laboratorio&gt;...&lt;/id_laboratorio&gt;</text:p>
            <text:p text:style-name="P2"><text:s/>&lt;tipologia_prelievo&gt;...&lt;/tipologia_prelievo&gt;</text:p>
            <text:p text:style-name="P2"><text:s text:c="3"/>&lt;capienza_ml^3&gt;...&lt;/capienza_ml^3&gt; <text:s text:c="2"/></text:p>
            <text:p text:style-name="P2"><text:s text:c="4"/>&lt;lunghezza_mm&gt;...&lt;/lunghezza_mm&gt; </text:p>
            <text:p text:style-name="P2"><text:s text:c="4"/>&lt;diametro_mm&gt;...&lt;/diametro_mm&gt; </text:p>
            <text:p text:style-name="P2">&lt;/provetta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Richiesta dati relativi ad un laboratorio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laboratorio?id_laboratorio=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/>
            <text:p text:style-name="P2">&lt;laboratorio&gt;</text:p>
            <text:p text:style-name="P2"><text:s text:c="3"/>&lt;id_laboratorio&gt;...&lt;/id_laboratorio&gt;</text:p>
            <text:p text:style-name="P2"><text:s text:c="3"/>&lt;nome&gt;...&lt;/nome&gt;</text:p>
            <text:p text:style-name="P2"><text:s text:c="3"/>&lt;comune&gt;...&lt;/comune&gt;</text:p>
            <text:p text:style-name="P2"><text:s text:c="3"/>&lt;indirizzo&gt;...&lt;/indirizzo&gt; <text:s text:c="2"/></text:p>
            <text:p text:style-name="P2">&lt;/laboratorio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Lista report redatti da un determinato operatore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listaReport?matricola=</text:p>
            <text:p text:style-name="P2"/>
            <text:p text:style-name="P2"/>
            <text:p text:style-name="P2"/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&lt;lista_report&gt;</text:p>
            <text:p text:style-name="P2"/>
            <text:p text:style-name="P2"><text:s text:c="2"/>&lt;report&gt;</text:p>
            <text:p text:style-name="P2"><text:s text:c="5"/>&lt;id_esame&gt;...&lt;/id_esame&gt; &lt;data_prenotazione&gt;...&lt;/data_prenotazione&gt; &lt;id_cartella_clinica&gt;...&lt;/id_cartella_clinica&gt;</text:p>
            <text:p text:style-name="P2"><text:s text:c="3"/>&lt;codice_tessera&gt;...&lt;/codice_tessera&gt;</text:p>
            <text:p text:style-name="P2"><text:soft-page-break/><text:s text:c="3"/>&lt;matricola&gt;...&lt;/matricola&gt;</text:p>
            <text:p text:style-name="P2"><text:s text:c="3"/>&lt;dataOra_inizio&gt;...&lt;/dataOra_inizio&gt;</text:p>
            <text:p text:style-name="P2"><text:s text:c="3"/>&lt;dataOra_fine&gt;...&lt;/dataOra_fine&gt;</text:p>
            <text:p text:style-name="P2"><text:s text:c="3"/>&lt;descrizione&gt;...&lt;/descrizione&gt;</text:p>
            <text:p text:style-name="P2"><text:s text:c="2"/>&lt;/report&gt;</text:p>
            <text:p text:style-name="P2"/>
            <text:p text:style-name="P2"><text:s text:c="3"/>&lt;report&gt;</text:p>
            <text:p text:style-name="P2"><text:s text:c="5"/>&lt;id_esame&gt;...&lt;/id_esame&gt; &lt;data_prenotazione&gt;...&lt;/data_prenotazione&gt; &lt;id_cartella_clinica&gt;...&lt;/id_cartella_clinica&gt;</text:p>
            <text:p text:style-name="P2"><text:s text:c="3"/>&lt;codice_tessera&gt;...&lt;/codice_tessera&gt;</text:p>
            <text:p text:style-name="P2"><text:s text:c="3"/>&lt;matricola&gt;...&lt;/matricola&gt;</text:p>
            <text:p text:style-name="P2"><text:s text:c="3"/>&lt;dataOra_inizio&gt;...&lt;/dataOra_inizio&gt;</text:p>
            <text:p text:style-name="P2"><text:s text:c="3"/>&lt;dataOra_fine&gt;...&lt;/dataOra_fine&gt;</text:p>
            <text:p text:style-name="P2"><text:s text:c="3"/>&lt;descrizione&gt;...&lt;/descrizione&gt;</text:p>
            <text:p text:style-name="P2"><text:s text:c="2"/>&lt;/report&gt;</text:p>
            <text:p text:style-name="P2">...</text:p>
            <text:p text:style-name="P2">&lt;/lista_report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Lista esami di un determinato operatore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listaEsami?matricola=</text:p>
            <text:p text:style-name="P2"/>
            <text:p text:style-name="P2"/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&lt;listaEsami&gt;</text:p>
            <text:p text:style-name="P2"/>
            <text:p text:style-name="P2"><text:s text:c="3"/>&lt;esame&gt;</text:p>
            <text:p text:style-name="P2"><text:s text:c="3"/>&lt;id_esame&gt;...&lt;/id_esame&gt;</text:p>
            <text:p text:style-name="P2"><text:s text:c="3"/>&lt;data_prenotazione&gt;...&lt;/data_prenotazione&gt;</text:p>
            <text:p text:style-name="P2"><text:s text:c="3"/>&lt;id_prestazione&gt;...&lt;/id_prestazione&gt; <text:s text:c="2"/>&lt;temperatura_corporea_gradi&gt;...&lt;/temperatura_corporea_gradi&gt; &lt;pressione_sanguigna_mmHG&gt;...&lt;/pressione_sanguigna_mmHG&gt; &lt;frequenza_respiratoria_attiMinuto&gt;...&lt;/frequenza_respiratoria_attiMinuto&gt; &lt;ossigenazione_sanguigna_percentuale&gt;...&lt;/ossigenazione_sanguigna_percentuale&gt; <text:s/>&lt;frequenza_cardiaca_bpm&gt;...&lt;/frequenza_cardiaca_bpm&gt;</text:p>
            <text:p text:style-name="P2"><text:s text:c="3"/>&lt;/esame&gt;</text:p>
            <text:p text:style-name="P2"/>
            <text:p text:style-name="P2"><text:s text:c="3"/>&lt;esame&gt;</text:p>
            <text:p text:style-name="P2"><text:s text:c="3"/>&lt;id_esame&gt;...&lt;/id_esame&gt;</text:p>
            <text:p text:style-name="P2"><text:s text:c="3"/>&lt;data_prenotazione&gt;...&lt;/data_prenotazione&gt;</text:p>
            <text:p text:style-name="P2"><text:s text:c="3"/>&lt;id_prestazione&gt;...&lt;/id_prestazione&gt; <text:s/>&lt;temperatura_corporea_gradi&gt;...&lt;/temperatura_corporea_gradi&gt; &lt;pressione_sanguigna_mmHG&gt;...&lt;/pressione_sanguigna_mmHG&gt; &lt;frequenza_respiratoria_attiMinuto&gt;...&lt;/frequenza_respiratoria_attiMinuto&gt; &lt;ossigenazione_sanguigna_percentuale&gt;...&lt;/ossigenazione_sanguigna_percentuale&gt;</text:p>
            <text:p text:style-name="P2"><text:soft-page-break/>&lt;frequenza_cardiaca_bpm&gt;...&lt;/frequenza_cardiaca_bpm&gt;</text:p>
            <text:p text:style-name="P2"><text:s text:c="4"/>&lt;/esame&gt;</text:p>
            <text:p text:style-name="P2">...</text:p>
            <text:p text:style-name="P2">&lt;/listaEsami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Lista esami in data odierna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listaEsamiOdierni?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&lt;listaEsami&gt;</text:p>
            <text:p text:style-name="P2"/>
            <text:p text:style-name="P2"><text:s text:c="3"/>&lt;esame&gt;</text:p>
            <text:p text:style-name="P2"><text:s text:c="3"/>&lt;id_esame&gt;...&lt;/id_esame&gt;</text:p>
            <text:p text:style-name="P2"><text:s text:c="3"/>&lt;data_prenotazione&gt;...&lt;/data_prenotazione&gt;</text:p>
            <text:p text:style-name="P2"><text:s text:c="3"/>&lt;id_prestazione&gt;...&lt;/id_prestazione&gt; <text:s/>&lt;temperatura_corporea_gradi&gt;...&lt;/temperatura_corporea_gradi&gt; <text:s/>&lt;pressione_sanguigna_mmHG&gt;...&lt;/pressione_sanguigna_mmHG&gt; &lt;frequenza_respiratoria_attiMinuto&gt;...&lt;/frequenza_respiratoria_attiMinuto&gt; &lt;ossigenazione_sanguigna_percentuale&gt;...&lt;/ossigenazione_sanguigna_percentuale&gt; <text:s/>&lt;frequenza_cardiaca_bpm&gt;...&lt;/frequenza_cardiaca_bpm&gt;</text:p>
            <text:p text:style-name="P2"><text:s text:c="3"/>&lt;/esame&gt;</text:p>
            <text:p text:style-name="P2"/>
            <text:p text:style-name="P2"><text:s text:c="3"/>&lt;esame&gt;</text:p>
            <text:p text:style-name="P2"><text:s text:c="3"/>&lt;id_esame&gt;...&lt;/id_esame&gt;</text:p>
            <text:p text:style-name="P2"><text:s text:c="3"/>&lt;data_prenotazione&gt;...&lt;/data_prenotazione&gt;</text:p>
            <text:p text:style-name="P2"><text:s text:c="3"/>&lt;id_prestazione&gt;...&lt;/id_prestazione&gt; <text:s/>&lt;temperatura_corporea_gradi&gt;...&lt;/temperatura_corporea_gradi&gt; &lt;pressione_sanguigna_mmHG&gt;...&lt;/pressione_sanguigna_mmHG&gt; &lt;frequenza_respiratoria_attiMinuto&gt;...&lt;/frequenza_respiratoria_attiMinuto&gt; &lt;ossigenazione_sanguigna_percentuale&gt;...&lt;/ossigenazione_sanguigna_percentuale&gt; <text:s text:c="2"/>&lt;frequenza_cardiaca_bpm&gt;...&lt;/frequenza_cardiaca_bpm&gt;</text:p>
            <text:p text:style-name="P2"><text:s text:c="3"/>&lt;/esame&gt;</text:p>
            <text:p text:style-name="P2">...</text:p>
            <text:p text:style-name="P2">&lt;/listaEsami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Lista cartelle cliniche di un <text:soft-page-break/>determinato paziente</text:p>
          </table:table-cell>
          <table:table-cell table:style-name="Tabella1.A2" office:value-type="string">
            <text:p text:style-name="P2">GET</text:p>
            <text:p text:style-name="P2"/>
            <text:p text:style-name="P2"><text:soft-page-break/>URL</text:p>
            <text:p text:style-name="P2"/>
            <text:p text:style-name="P2">http://../Elaborato/ServletElaborato/listaCartelleClinichePaziente?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<text:soft-page-break/>status-code HTTP (200 se OK, opportuni errori</text:p>
            <text:p text:style-name="P2">altrimenti)</text:p>
            <text:p text:style-name="P2"/>
            <text:p text:style-name="P2">&lt;lista_cartellaCliniche&gt;</text:p>
            <text:p text:style-name="P2"/>
            <text:p text:style-name="P2"><text:s text:c="2"/>&lt;cartellaClinica&gt; &lt;id_cartella_clinica&gt;...&lt;/id_cartella_clinica&gt;</text:p>
            <text:p text:style-name="P2"><text:s text:c="3"/>&lt;codice_tessera&gt;...&lt;/codice_tessera&gt;</text:p>
            <text:p text:style-name="P2"><text:s text:c="3"/>&lt;data_inizio&gt;...&lt;/data_inizio&gt;</text:p>
            <text:p text:style-name="P2"><text:s text:c="3"/>&lt;data_fine&gt;...&lt;/data_fine&gt; <text:s text:c="2"/></text:p>
            <text:p text:style-name="P2"><text:s text:c="3"/>&lt;medico_curante&gt;...&lt;/medico_curante&gt; </text:p>
            <text:p text:style-name="P2"><text:s text:c="3"/>&lt;temperatura_gradi&gt;...&lt;/temperatura_gradi&gt; </text:p>
            <text:p text:style-name="P2"><text:s text:c="3"/>&lt;peso_kg&gt;...&lt;/peso_kg&gt; </text:p>
            <text:p text:style-name="P2"><text:s text:c="3"/>&lt;descrizione&gt;...&lt;/descrizione&gt; </text:p>
            <text:p text:style-name="P2">&lt;/cartellaClinica&gt;</text:p>
            <text:p text:style-name="P2"/>
            <text:p text:style-name="P2"><text:s text:c="3"/>&lt;cartellaClinica&gt; <text:s text:c="2"/>&lt;id_cartella_clinica&gt;...&lt;/id_cartella_clinica&gt;</text:p>
            <text:p text:style-name="P2"><text:s text:c="3"/>&lt;codice_tessera&gt;...&lt;/codice_tessera&gt;</text:p>
            <text:p text:style-name="P2"><text:s text:c="3"/>&lt;data_inizio&gt;...&lt;/data_inizio&gt;</text:p>
            <text:p text:style-name="P2"><text:s text:c="3"/>&lt;data_fine&gt;...&lt;/data_fine&gt; <text:s text:c="2"/></text:p>
            <text:p text:style-name="P2"><text:s text:c="3"/>&lt;medico_curante&gt;...&lt;/medico_curante&gt; </text:p>
            <text:p text:style-name="P2"><text:s text:c="3"/>&lt;temperatura_gradi&gt;...&lt;/temperatura_gradi&gt; </text:p>
            <text:p text:style-name="P2"><text:s text:c="3"/>&lt;peso_kg&gt;...&lt;/peso_kg&gt; </text:p>
            <text:p text:style-name="P2"><text:s text:c="3"/>&lt;descrizione&gt;...&lt;/descrizione&gt; </text:p>
            <text:p text:style-name="P2"><text:s text:c="3"/>&lt;/cartellaClinica&gt;</text:p>
            <text:p text:style-name="P2">...</text:p>
            <text:p text:style-name="P2">&lt;/lista_cartellaCliniche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Numero esami per un determinato comune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numEsamiComune?comune=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&lt;num&gt;..&lt;/num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Numero esami effettuati di una determinata tipologia in uno specifico anno</text:p>
          </table:table-cell>
          <table:table-cell table:style-name="Tabella1.A2" office:value-type="string">
            <text:p text:style-name="P2">GET</text:p>
            <text:p text:style-name="P2"/>
            <text:p text:style-name="P2">URL</text:p>
            <text:p text:style-name="P2"/>
            <text:p text:style-name="P2">http://../Elaborato/ServletElaborato/numEsamiAnno?anno=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status-code HTTP (200 se OK, opportuni errori</text:p>
            <text:p text:style-name="P2">altrimenti)</text:p>
            <text:p text:style-name="P2"/>
            <text:p text:style-name="P2">&lt;num&gt;...&lt;/num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  <table:table-row>
          <table:table-cell table:style-name="Tabella1.A2" office:value-type="string">
            <text:p text:style-name="P2">Numero esami <text:soft-page-break/>effettuati a livello annuale.</text:p>
          </table:table-cell>
          <table:table-cell table:style-name="Tabella1.A2" office:value-type="string">
            <text:p text:style-name="P2">GET</text:p>
            <text:p text:style-name="P2"/>
            <text:p text:style-name="P2"><text:soft-page-break/>URL</text:p>
            <text:p text:style-name="P2"/>
            <text:p text:style-name="P2">http://../Elaborato/ServletElaborato/numEsamiAnnuali?</text:p>
          </table:table-cell>
          <table:table-cell table:style-name="Tabella1.C2" office:value-type="string">
            <text:p text:style-name="P2">VIENE INVIATO LO STATUS CODE </text:p>
            <text:p text:style-name="P2"/>
            <text:p text:style-name="P2"><text:soft-page-break/>status-code HTTP (200 se OK, opportuni errori</text:p>
            <text:p text:style-name="P2">altrimenti)</text:p>
            <text:p text:style-name="P2"/>
            <text:p text:style-name="P2">&lt;num&gt;..&lt;/num&gt;</text:p>
            <text:p text:style-name="P2"/>
            <text:p text:style-name="P2">400 richiesta errata</text:p>
            <text:p text:style-name="P2">401 record non presente</text:p>
            <text:p text:style-name="P2">402 parametri mancanti</text:p>
            <text:p text:style-name="P2">500 errore connessione al db</text:p>
          </table:table-cell>
        </table:table-row>
      </table:table>
      <text:p text:style-name="Standard"/>
      <text:p text:style-name="Standard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1" svg:font-family="'Times New Roman'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loext:contextual-spacing="false" fo:margin-top="0.176cm" fo:margin-bottom="0.176cm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loext:contextual-spacing="false" fo:margin-top="0.176cm" fo:margin-bottom="0.176cm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loext:contextual-spacing="false" fo:margin-top="0.176cm" fo:margin-bottom="0.176cm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loext:contextual-spacing="false" fo:margin-top="0.176cm" fo:margin-bottom="0.176cm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loext:contextual-spacing="false" fo:margin-top="0.176cm" fo:margin-bottom="0.176cm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loext:contextual-spacing="false" fo:margin-top="0.176cm" fo:margin-bottom="0.176cm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loext:contextual-spacing="false" fo:margin-left="0.635cm" fo:margin-right="0.635cm" fo:margin-top="0.176cm" fo:margin-bottom="0.176cm" fo:text-indent="0cm" style:auto-text-indent="false"/>
    </style:style>
    <style:style style:name="Preformatted" style:family="paragraph" style:parent-style-name="Standard" style:default-outline-level="">
      <style:paragraph-properties loext:contextual-spacing="false"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027cm double #000000" fo:border-bottom="none"/>
      <style:text-properties style:font-name="Arial1" fo:font-size="8pt" style:font-name-asian="Arial2" style:font-size-asian="8pt" style:font-name-complex="Courier New1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027cm double #000000"/>
      <style:text-properties style:font-name="Arial1" fo:font-size="8pt" style:font-name-asian="Arial2" style:font-size-asian="8pt" style:font-name-complex="Courier New1" style:font-size-complex="12pt" text:display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size-asian="10pt" style:font-weight-asian="bold"/>
    </style:style>
    <style:style style:name="Sample" style:family="text">
      <style:text-properties style:font-name="Courier New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8$Win32 OpenOffice.org_project/418m3$Build-9803</meta:generator>
    <dc:date>2021-05-28T00:29:38.43</dc:date>
    <meta:editing-duration>PT16H53M35S</meta:editing-duration>
    <meta:editing-cycles>219</meta:editing-cycles>
    <dc:creator>Alessio Pardini</dc:creator>
    <meta:document-statistic meta:table-count="1" meta:image-count="0" meta:object-count="0" meta:page-count="9" meta:paragraph-count="450" meta:word-count="1120" meta:character-count="14668"/>
    <meta:user-defined meta:name="DocumentEncoding">utf-8</meta:user-defined>
    <meta:user-defined meta:name="HTML" meta:value-type="boolean">true</meta:user-defined>
  </office:meta>
</office:document-meta>
</file>